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erif" svg:font-family="Liberation Serif" style:font-family-generic="roman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icrosoft YaHei" svg:font-family="Microsoft YaHei" style:font-family-generic="swiss" style:font-pitch="variable" svg:panose-1="2 11 5 3 2 2 4 2 2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Lohit Hindi" svg:font-family="Lohit Hindi" style:font-family-generic="roman"/>
    <style:font-face style:name="Liberation Sans" svg:font-family="Liberation Sans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4" style:parent-style-name="Standard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Standard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Standard" style:family="paragraph">
      <style:paragraph-properties style:text-autospace="none" fo:text-align="center" fo:margin-bottom="0in" fo:line-height="100%"/>
    </style:style>
    <style:style style:name="T7" style:parent-style-name="Fonteparág.padrão" style:family="text">
      <style:text-properties style:font-name="Arial" style:font-name-complex="Arial" fo:font-style="italic" style:font-style-asian="italic" fo:color="#000000" fo:font-size="12pt" style:font-size-asian="12pt" style:font-size-complex="12pt"/>
    </style:style>
    <style:style style:name="T8" style:parent-style-name="FootnoteSymbol" style:family="text">
      <style:text-properties style:font-name="Arial" style:font-name-complex="Arial" fo:font-style="italic" style:font-style-asian="italic" fo:color="#000000" fo:font-size="12pt" style:font-size-asian="12pt" style:font-size-complex="12pt"/>
    </style:style>
    <style:style style:name="T9" style:parent-style-name="Fonteparág.padrão" style:family="text">
      <style:text-properties style:font-name-complex="Calibri"/>
    </style:style>
    <style:style style:name="T10" style:parent-style-name="Fonteparág.padrão" style:family="text">
      <style:text-properties style:font-name="Calibri" style:font-name-complex="Calibri" fo:color="#000000" fo:font-size="9pt" style:font-size-asian="9pt" style:font-size-complex="9pt"/>
    </style:style>
    <style:style style:name="T11" style:parent-style-name="Fonteparág.padrão" style:family="text">
      <style:text-properties style:font-name="Calibri" style:font-name-complex="Calibri" fo:color="#000000" fo:font-size="9pt" style:font-size-asian="9pt" style:font-size-complex="9pt"/>
    </style:style>
    <style:style style:name="T12" style:parent-style-name="Fonteparág.padrão" style:family="text">
      <style:text-properties style:font-name="Calibri" style:font-name-complex="Calibri" fo:color="#555555" fo:font-size="9.5pt" style:font-size-asian="9.5pt" style:font-size-complex="9.5pt" fo:background-color="#FFFFFF"/>
    </style:style>
    <style:style style:name="T13" style:parent-style-name="Fonteparág.padrão" style:family="text">
      <style:text-properties style:font-name="Arial" style:font-name-complex="Arial" fo:font-style="italic" style:font-style-asian="italic" fo:color="#000000" fo:font-size="12pt" style:font-size-asian="12pt" style:font-size-complex="12pt"/>
    </style:style>
    <style:style style:name="T14" style:parent-style-name="FootnoteSymbol" style:family="text">
      <style:text-properties style:font-name="Arial" style:font-name-complex="Arial" fo:font-style="italic" style:font-style-asian="italic" fo:color="#000000" fo:font-size="12pt" style:font-size-asian="12pt" style:font-size-complex="12pt"/>
    </style:style>
    <style:style style:name="T15" style:parent-style-name="Fonteparág.padrão" style:family="text">
      <style:text-properties style:font-name="Calibri" style:font-name-complex="Calibri"/>
    </style:style>
    <style:style style:name="T16" style:parent-style-name="Fonteparág.padrão" style:family="text">
      <style:text-properties style:font-name="Calibri" style:font-name-complex="Calibri" fo:color="#000000" fo:font-size="9pt" style:font-size-asian="9pt" style:font-size-complex="9pt"/>
    </style:style>
    <style:style style:name="T17" style:parent-style-name="Fonteparág.padrão" style:family="text">
      <style:text-properties style:font-name="Arial" style:font-name-complex="Arial" fo:font-style="italic" style:font-style-asian="italic" fo:color="#000000" fo:font-size="12pt" style:font-size-asian="12pt" style:font-size-complex="12pt"/>
    </style:style>
    <style:style style:name="T18" style:parent-style-name="FootnoteSymbol" style:family="text">
      <style:text-properties style:font-name="Arial" style:font-name-complex="Arial" fo:font-style="italic" style:font-style-asian="italic" fo:color="#000000" fo:font-size="12pt" style:font-size-asian="12pt" style:font-size-complex="12pt"/>
    </style:style>
    <style:style style:name="T19" style:parent-style-name="Fonteparág.padrão" style:family="text">
      <style:text-properties style:font-name="Calibri" style:font-name-complex="Calibri"/>
    </style:style>
    <style:style style:name="T20" style:parent-style-name="Fonteparág.padrão" style:family="text">
      <style:text-properties style:font-name="Calibri" style:font-name-complex="Calibri" fo:color="#000000" fo:font-size="9pt" style:font-size-asian="9pt" style:font-size-complex="9pt"/>
    </style:style>
    <style:style style:name="P21" style:parent-style-name="Standard" style:family="paragraph">
      <style:paragraph-properties style:text-autospace="none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22" style:parent-style-name="Standard" style:family="paragraph">
      <style:paragraph-properties style:text-autospace="none" fo:text-align="center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23" style:parent-style-name="Standard" style:family="paragraph">
      <style:paragraph-properties style:text-autospace="none" fo:text-align="justify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24" style:parent-style-name="LushGreenLTGliederung1" style:family="paragraph">
      <style:paragraph-properties style:text-autospace="none" fo:text-align="justify" fo:margin-bottom="0in"/>
    </style:style>
    <style:style style:name="T25" style:parent-style-name="Fonteparág.padrão" style:family="text">
      <style:text-properties style:font-name="Arial" fo:font-size="12pt" style:font-size-asian="12pt"/>
    </style:style>
    <style:style style:name="T26" style:parent-style-name="Fonteparág.padrão" style:family="text">
      <style:text-properties style:font-name="Arial" fo:font-size="12pt" style:font-size-asian="12pt"/>
    </style:style>
    <style:style style:name="T27" style:parent-style-name="Fonteparág.padrão" style:family="text">
      <style:text-properties style:font-name="Arial" fo:font-size="12pt" style:font-size-asian="12pt"/>
    </style:style>
    <style:style style:name="T28" style:parent-style-name="Fonteparág.padrão" style:family="text">
      <style:text-properties style:font-name="Arial" fo:font-size="12pt" style:font-size-asian="12pt"/>
    </style:style>
    <style:style style:name="P29" style:parent-style-name="Standard" style:family="paragraph">
      <style:paragraph-properties style:text-autospace="none" fo:text-align="justify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30" style:parent-style-name="Standard" style:family="paragraph">
      <style:paragraph-properties style:text-autospace="none" fo:text-align="justify" fo:margin-top="0.0833in" fo:margin-bottom="0in" fo:line-height="100%"/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32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33" style:parent-style-name="Standard" style:family="paragraph">
      <style:paragraph-properties style:text-autospace="none" fo:text-align="justify" fo:margin-top="0.0833in" fo:margin-bottom="0in" fo:line-height="100%"/>
      <style:text-properties style:font-name="Arial" style:font-name-complex="Arial" fo:color="#000000" fo:font-size="12pt" style:font-size-asian="12pt" style:font-size-complex="12pt"/>
    </style:style>
    <style:style style:name="P34" style:parent-style-name="Standard" style:family="paragraph">
      <style:paragraph-properties style:text-autospace="none" fo:text-align="justify" fo:margin-top="0.0833in" fo:margin-bottom="0in" fo:line-height="100%"/>
      <style:text-properties style:font-name="Arial" style:font-name-complex="Arial" fo:color="#000000" fo:font-size="12pt" style:font-size-asian="12pt" style:font-size-complex="12pt"/>
    </style:style>
    <style:style style:name="P35" style:parent-style-name="Standard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36" style:parent-style-name="Standard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37" style:parent-style-name="Standard" style:family="paragraph">
      <style:paragraph-properties fo:widows="0" fo:orphans="0" fo:text-align="justify" fo:margin-top="0.0833in" fo:margin-bottom="0in" fo:line-height="100%">
        <style:tab-stops>
          <style:tab-stop style:type="left" style:position="0.1972in"/>
          <style:tab-stop style:type="left" style:position="0.3937in"/>
          <style:tab-stop style:type="left" style:position="0.4923in"/>
        </style:tab-stops>
      </style:paragraph-properties>
    </style:style>
    <style:style style:name="T3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0" style:parent-style-name="Standard" style:family="paragraph">
      <style:paragraph-properties fo:widows="0" fo:orphans="0" fo:text-align="justify" fo:margin-top="0.0833in" fo:margin-bottom="0in" fo:line-height="100%">
        <style:tab-stops>
          <style:tab-stop style:type="left" style:position="0.1972in"/>
          <style:tab-stop style:type="left" style:position="0.3937in"/>
          <style:tab-stop style:type="left" style:position="0.4923in"/>
        </style:tab-stops>
      </style:paragraph-properties>
    </style:style>
    <style:style style:name="T4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3" style:parent-style-name="Standard" style:family="paragraph">
      <style:paragraph-properties fo:widows="0" fo:orphans="0" fo:text-align="justify" fo:margin-top="0.0833in" fo:margin-bottom="0in" fo:line-height="100%">
        <style:tab-stops>
          <style:tab-stop style:type="left" style:position="0.1972in"/>
          <style:tab-stop style:type="left" style:position="0.3937in"/>
          <style:tab-stop style:type="left" style:position="0.4923in"/>
        </style:tab-stops>
      </style:paragraph-properties>
    </style:style>
    <style:style style:name="T4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8" style:parent-style-name="Standard" style:family="paragraph">
      <style:paragraph-properties fo:widows="0" fo:orphans="0" fo:text-align="justify" fo:margin-top="0.0833in" fo:margin-bottom="0in" fo:line-height="100%">
        <style:tab-stops>
          <style:tab-stop style:type="left" style:position="0.1972in"/>
          <style:tab-stop style:type="left" style:position="0.3937in"/>
          <style:tab-stop style:type="left" style:position="0.4923in"/>
        </style:tab-stops>
      </style:paragraph-properties>
    </style:style>
    <style:style style:name="T4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52" style:parent-style-name="Standard" style:family="paragraph">
      <style:paragraph-properties fo:widows="0" fo:orphans="0" fo:text-align="justify" fo:margin-top="0.0833in" fo:margin-bottom="0in" fo:line-height="100%">
        <style:tab-stops>
          <style:tab-stop style:type="left" style:position="0.1972in"/>
          <style:tab-stop style:type="left" style:position="0.3937in"/>
          <style:tab-stop style:type="left" style:position="0.4923in"/>
        </style:tab-stops>
      </style:paragraph-properties>
    </style:style>
    <style:style style:name="T5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56" style:parent-style-name="Standard" style:family="paragraph">
      <style:paragraph-properties fo:widows="0" fo:orphans="0" fo:text-align="justify" fo:margin-top="0.0833in" fo:margin-bottom="0in" fo:line-height="100%">
        <style:tab-stops>
          <style:tab-stop style:type="left" style:position="0.1972in"/>
          <style:tab-stop style:type="left" style:position="0.3937in"/>
          <style:tab-stop style:type="left" style:position="0.4923in"/>
        </style:tab-stops>
      </style:paragraph-properties>
    </style:style>
    <style:style style:name="T5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59" style:parent-style-name="Standard" style:family="paragraph">
      <style:paragraph-properties fo:widows="0" fo:orphans="0" fo:text-align="justify" fo:margin-top="0.0833in" fo:margin-bottom="0in" fo:line-height="100%">
        <style:tab-stops>
          <style:tab-stop style:type="left" style:position="0.1972in"/>
          <style:tab-stop style:type="left" style:position="0.3937in"/>
          <style:tab-stop style:type="left" style:position="0.4923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60" style:parent-style-name="Standard" style:family="paragraph">
      <style:paragraph-properties fo:widows="0" fo:orphans="0" fo:text-align="justify" fo:margin-top="0.0833in" fo:margin-bottom="0in" fo:line-height="100%">
        <style:tab-stops>
          <style:tab-stop style:type="left" style:position="0.1972in"/>
          <style:tab-stop style:type="left" style:position="0.3937in"/>
          <style:tab-stop style:type="left" style:position="0.4923in"/>
        </style:tab-stops>
      </style:paragraph-properties>
      <style:text-properties style:font-name="Arial" style:font-name-complex="Arial" fo:color="#000000" fo:font-size="12pt" style:font-size-asian="12pt" style:font-size-complex="12pt"/>
    </style:style>
    <style:style style:name="P61" style:parent-style-name="Standard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2" style:parent-style-name="Standard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3" style:parent-style-name="Standard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64" style:parent-style-name="Standard" style:family="paragraph">
      <style:paragraph-properties style:text-autospace="none" fo:margin-top="0.0833in" fo:margin-bottom="0in" fo:line-height="100%"/>
    </style:style>
    <style:style style:name="T65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T66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67" style:parent-style-name="Standard" style:family="paragraph">
      <style:paragraph-properties style:text-autospace="none" fo:margin-top="0.0833in" fo:margin-bottom="0in" fo:line-height="100%"/>
    </style:style>
    <style:style style:name="T68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69" style:parent-style-name="Standard" style:family="paragraph">
      <style:paragraph-properties style:text-autospace="none" fo:text-align="justify" fo:margin-top="0.0833in" fo:margin-bottom="0in" fo:line-height="100%"/>
      <style:text-properties style:font-name="Arial" style:font-name-asian="Arial" style:font-name-complex="Arial" fo:color="#0000FF" fo:font-size="12pt" style:font-size-asian="12pt" style:font-size-complex="12pt"/>
    </style:style>
    <style:style style:name="P70" style:parent-style-name="Standard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71" style:parent-style-name="Standard" style:family="paragraph">
      <style:paragraph-properties style:text-autospace="none" fo:text-align="center" fo:margin-top="0.0833in" fo:margin-bottom="0in" fo:line-height="100%"/>
    </style:style>
    <style:style style:name="T7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73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background-color="#FFFF00"/>
    </style:style>
    <style:style style:name="P74" style:parent-style-name="Standard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75" style:parent-style-name="Standard" style:family="paragraph">
      <style:paragraph-properties style:text-autospace="none" fo:text-align="justify" fo:margin-top="0.0833in" fo:margin-bottom="0in" fo:line-height="100%"/>
    </style:style>
    <style:style style:name="T76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T77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T78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T79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80" style:parent-style-name="Standard" style:family="paragraph">
      <style:paragraph-properties style:text-autospace="none" fo:text-align="justify" fo:margin-top="0.0833in" fo:margin-bottom="0in" fo:line-height="100%"/>
    </style:style>
    <style:style style:name="T81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T82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83" style:parent-style-name="Standard" style:family="paragraph">
      <style:paragraph-properties style:text-autospace="none" fo:text-align="justify" fo:margin-top="0.0833in" fo:margin-bottom="0in" fo:line-height="100%"/>
    </style:style>
    <style:style style:name="T84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T85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T86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T87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88" style:parent-style-name="Standard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89" style:parent-style-name="Standard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90" style:parent-style-name="Standard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1" style:parent-style-name="Standard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2" style:parent-style-name="Standard" style:family="paragraph">
      <style:paragraph-properties style:text-autospace="none" fo:text-align="justify" fo:margin-top="0.0833in" fo:margin-bottom="0in" fo:line-height="100%"/>
      <style:text-properties style:font-name="Arial" style:font-name-complex="Arial" fo:color="#000000" fo:font-size="12pt" style:font-size-asian="12pt" style:font-size-complex="12pt"/>
    </style:style>
    <style:style style:name="P93" style:parent-style-name="Standard" style:family="paragraph">
      <style:paragraph-properties style:text-autospace="none" fo:text-align="justify" fo:margin-top="0.0833in" fo:margin-bottom="0in" fo:line-height="100%"/>
      <style:text-properties style:font-name="Arial" style:font-name-complex="Arial" fo:color="#000000" fo:font-size="12pt" style:font-size-asian="12pt" style:font-size-complex="12pt"/>
    </style:style>
    <style:style style:name="P94" style:parent-style-name="Standard" style:family="paragraph">
      <style:paragraph-properties style:text-autospace="none" fo:text-align="justify" fo:margin-top="0.0833in" fo:margin-bottom="0in" fo:line-height="100%"/>
    </style:style>
    <style:style style:name="T95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T96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97" style:parent-style-name="Standard" style:family="paragraph">
      <style:paragraph-properties style:text-autospace="none" fo:text-align="justify" fo:margin-top="0.0833in" fo:margin-bottom="0in" fo:line-height="100%"/>
    </style:style>
    <style:style style:name="T98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T99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100" style:parent-style-name="Standard" style:family="paragraph">
      <style:paragraph-properties style:text-autospace="none" fo:text-align="justify" fo:margin-top="0.0833in" fo:margin-bottom="0in" fo:line-height="100%"/>
    </style:style>
    <style:style style:name="T101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T102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103" style:parent-style-name="Standard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4" style:parent-style-name="Standard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5" style:parent-style-name="Standard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6" style:parent-style-name="Standard" style:family="paragraph">
      <style:paragraph-properties style:text-autospace="none" fo:text-align="justify" fo:margin-top="0.0833in" fo:margin-bottom="0in" fo:line-height="100%"/>
    </style:style>
    <style:style style:name="T10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9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T110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111" style:parent-style-name="Standard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12pt" style:font-size-asian="12pt" style:font-size-complex="12pt"/>
    </style:style>
    <style:style style:name="P112" style:parent-style-name="Standard" style:family="paragraph">
      <style:paragraph-properties style:text-autospace="none" fo:text-align="justify" fo:margin-top="0.0833in" fo:margin-bottom="0in" fo:line-height="100%"/>
    </style:style>
    <style:style style:name="T11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14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115" style:parent-style-name="Standard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12pt" style:font-size-asian="12pt" style:font-size-complex="12pt"/>
    </style:style>
    <style:style style:name="P116" style:parent-style-name="Standard" style:family="paragraph">
      <style:paragraph-properties style:text-autospace="none" fo:text-align="justify" fo:margin-top="0.0833in" fo:margin-bottom="0in" fo:line-height="100%"/>
    </style:style>
    <style:style style:name="T11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18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119" style:parent-style-name="Standard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12pt" style:font-size-asian="12pt" style:font-size-complex="12pt"/>
    </style:style>
    <style:style style:name="P120" style:parent-style-name="Standard" style:family="paragraph">
      <style:paragraph-properties style:text-autospace="none" fo:text-align="justify" fo:margin-top="0.0833in" fo:margin-bottom="0in" fo:line-height="100%"/>
    </style:style>
    <style:style style:name="T12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22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123" style:parent-style-name="Standard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12pt" style:font-size-asian="12pt" style:font-size-complex="12pt"/>
    </style:style>
    <style:style style:name="P124" style:parent-style-name="Standard" style:family="paragraph">
      <style:paragraph-properties style:text-autospace="none" fo:text-align="justify" fo:margin-top="0.0833in" fo:margin-bottom="0in" fo:line-height="100%"/>
    </style:style>
    <style:style style:name="T12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2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27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128" style:parent-style-name="Standard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12pt" style:font-size-asian="12pt" style:font-size-complex="12pt"/>
    </style:style>
    <style:style style:name="P129" style:parent-style-name="Standard" style:family="paragraph">
      <style:paragraph-properties style:text-autospace="none" fo:text-align="justify" fo:margin-top="0.0833in" fo:margin-bottom="0in" fo:line-height="100%"/>
    </style:style>
    <style:style style:name="T130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T131" style:parent-style-name="Fonteparág.padrão" style:family="text">
      <style:text-properties style:font-name="Arial" style:font-name-complex="Arial" fo:font-style="italic" style:font-style-asian="italic" fo:color="#000000" fo:font-size="12pt" style:font-size-asian="12pt" style:font-size-complex="12pt"/>
    </style:style>
    <style:style style:name="T132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T133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T134" style:parent-style-name="Fonteparág.padrão" style:family="text">
      <style:text-properties style:font-name="Arial" style:font-name-complex="Arial" fo:font-style="italic" style:font-style-asian="italic" fo:color="#000000" fo:font-size="12pt" style:font-size-asian="12pt" style:font-size-complex="12pt"/>
    </style:style>
    <style:style style:name="T135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136" style:parent-style-name="Standard" style:family="paragraph">
      <style:paragraph-properties style:text-autospace="none" fo:text-align="justify" fo:margin-top="0.0833in" fo:margin-bottom="0in" fo:line-height="100%"/>
      <style:text-properties style:font-name="Arial" style:font-name-asian="Arial" style:font-name-complex="Arial" fo:color="#000000" fo:font-size="12pt" style:font-size-asian="12pt" style:font-size-complex="12pt"/>
    </style:style>
    <style:style style:name="P137" style:parent-style-name="Standard" style:family="paragraph">
      <style:paragraph-properties style:text-autospace="none" fo:text-align="justify" fo:margin-top="0.0833in" fo:margin-bottom="0in" fo:line-height="100%"/>
      <style:text-properties style:font-name="Arial" style:font-name-complex="Arial" fo:font-size="12pt" style:font-size-asian="12pt" style:font-size-complex="12pt"/>
    </style:style>
    <style:style style:name="P138" style:parent-style-name="Standard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39" style:parent-style-name="Standard" style:family="paragraph">
      <style:paragraph-properties style:text-autospace="none" fo:text-align="center" fo:margin-top="0.0833in" fo:margin-bottom="0in" fo:line-height="100%"/>
    </style:style>
    <style:style style:name="P140" style:parent-style-name="Standard" style:family="paragraph">
      <style:paragraph-properties style:text-autospace="none" fo:text-align="justify" fo:margin-top="0.0833in" fo:margin-bottom="0in" fo:line-height="100%"/>
      <style:text-properties fo:hyphenate="true"/>
    </style:style>
  </office:automatic-styles>
  <office:body>
    <office:text text:use-soft-page-breaks="true">
      <text:p text:style-name="P1">FUTURO DA TECNOLOGIA</text:p>
      <text:p text:style-name="P4">Futuro da Tecnologia na Educação e na saúde</text:p>
      <text:p text:style-name="P5"/>
      <text:p text:style-name="P6"><text:span text:style-name="T7">Vinícius Darosci Facchini</text:span><text:span text:style-name="T8"><text:note text:note-class="footnote" text:id="_ftn0"><text:note-citation>1</text:note-citation><text:note-body><text:p text:style-name="Footnote"><text:span text:style-name="T9"><text:s/></text:span><text:span text:style-name="T10">Roger Henrique Rodrigues Corrêa –</text:span><text:span text:style-name="T11"><text:s/>Ifc campus Camboriú</text:span><text:span text:style-name="T12"><text:s/>rogercorrea006@gmail.com</text:span></text:p></text:note-body></text:note></text:span><text:span text:style-name="T13">; Roger Henrique Rodrigues Corrêa</text:span><text:span text:style-name="T14"><text:note text:note-class="footnote" text:id="_ftn1"><text:note-citation>2</text:note-citation><text:note-body><text:p text:style-name="Footnote"><text:span text:style-name="T15"><text:s/></text:span><text:span text:style-name="T16">Paulo Fernando Rodrigues – Ifc campus Camboriú</text:span></text:p></text:note-body></text:note></text:span><text:span text:style-name="T17">;Paulo Fernando Rodrigues</text:span><text:span text:style-name="T18"><text:note text:note-class="footnote" text:id="_ftn2"><text:note-citation>3</text:note-citation><text:note-body><text:p text:style-name="Footnote"><text:span text:style-name="T19"><text:s/></text:span><text:span text:style-name="T20">Vinícius Darosci Facchini – Ifc campus Camboriú</text:span></text:p></text:note-body></text:note></text:span></text:p>
      <text:p text:style-name="P21"/>
      <text:p text:style-name="P22">RESUMO</text:p>
      <text:p text:style-name="P23"/>
      <text:p text:style-name="P24"><text:span text:style-name="T25">A educação atualmente está passando por muitas mudanças, querend</text:span><text:span text:style-name="T26">o ou não a tecnologia influencia, e como ela avança de uma maneira muito rápida, torna- <text:s text:c="8"/>se acessível para alunos e professores, apesar de muitas escolas não terem estrutura para esse avanço, a educação está tentando se adaptar a isso, enquanto na s</text:span><text:span text:style-name="T27">aúde a tecnologia está ajudando em certos aspectos, doenças consideradas incuráveis a anos atrás estão sendo curadas por causa desse avanço tecnológico, porém também causando algumas doenças para pessoas que estão viciadas em tecnologia, a finalidade desse</text:span><text:span text:style-name="T28"><text:s/>trabalho vem para informar se esses avanços são benéficos ou não.</text:span></text:p>
      <text:p text:style-name="P29"/>
      <text:p text:style-name="P30"><text:span text:style-name="T31">Palavras-chave</text:span><text:span text:style-name="T32">: Tecnologia. Saúde. Educação.</text:span></text:p>
      <text:p text:style-name="P33"/>
      <text:p text:style-name="P34"/>
      <text:p text:style-name="P35">INTRODUÇÃO</text:p>
      <text:p text:style-name="P36"/>
      <text:p text:style-name="P37"><text:span text:style-name="T38">O tema pesquisado veio com objetivo de entrar em uma discussão para ver como está o avanço tecnológico em áreas da saúde e da<text:s/></text:span><text:span text:style-name="T39">educação e qual são os benefícios e malefícios, afinal nossa sociedade contemporânea está em um avanço muito grande nos últimos anos e a humanidade está dependente desse recurso</text:span></text:p>
      <text:p text:style-name="P40"><text:span text:style-name="T41">Bem de acordo com a pesquisa executada dados apresentam que na educação vário</text:span><text:span text:style-name="T42">s aplicativos, programas e aparelhos estão sendo usados por professores e alunos, porém apesar de termos a tecnologia, no Brasil muitas escolas não tem estrutura e nem mesmo acesso decente a internet</text:span></text:p>
      <text:p text:style-name="P43"><text:span text:style-name="T44">Mas o número de tecnologias na América Latina está cres</text:span><text:span text:style-name="T45">cendo, e adicionar isso a educação não significa substituir os professores, mais sim ajudar em seu trabalho, e também imersar o aluno em alguma matéria que ele não gosta ou costuma ir mal através de jogos e aplicativos que podem ajudar tanto o aluno quanto</text:span><text:span text:style-name="T46"><text:s/>o professor, e não podemos esquecer do armazenamento em nuvem, que facilita a entrega de trabalhos e também faz com que o aluno tenha facilidade<text:s/></text:span><text:soft-page-break/><text:span text:style-name="T47">de falar como professor ou ver alguma nota <text:s text:c="2"/></text:span></text:p>
      <text:p text:style-name="P48"><text:span text:style-name="T49">Claro, existem fatores que trazem alguns malefícios, a internet<text:s/></text:span><text:span text:style-name="T50">e um lugar vasto de conteúdo para pesquisa, e quando você coloca algum conteúdo na internet é difícil ter controle, causando plágios e também algumas informações localizadas nela são falsas que pode dificultar o aprendizado, e claro, existem algumas crianç</text:span><text:span text:style-name="T51">as e adolescentes que são viciadas na tecnologia, então e preciso saber fazer um equilíbrio</text:span></text:p>
      <text:p text:style-name="P52"><text:span text:style-name="T53">Enquanto na saúde a tecnologia e vários fatores, tanto em aparelhos eletrônicos que ajudam a manter um paciente vivo em um tratamento intenso e longo, quanto em apl</text:span><text:span text:style-name="T54">icações que ajudam médicos em diagnósticos e exames, até mesmo na área psicológica, doenças consideradas incuráveis a anos atrás, hoje em dia estão sendo tratadas com certa facilidade, ou seja, o avanço dessas tecnologias de hoje, que estão avançando cada<text:s/></text:span><text:span text:style-name="T55">dia mais, trazem e vão trazer muito benefícios</text:span></text:p>
      <text:p text:style-name="P56"><text:span text:style-name="T57">Porem ironicamente também está dificultando a saúde do indivíduo que se tornou dependente da tecnologia, estes indivíduos acabam desenvolvendo sedentarismo, adquirindo problemas de saúde que podem se desenvol</text:span><text:span text:style-name="T58">ver em problemas sérios, como problemas de coração, diabetes e até mesmo depressão</text:span></text:p>
      <text:p text:style-name="P59">Existem aplicativos e aparelhos, para ajudar essas pessoas que acabaram desenvolvendo algum tipo de problema de saúde, mesmo assim e preciso que você tenha um pouco de controle.</text:p>
      <text:p text:style-name="P60"/>
      <text:p text:style-name="P61"/>
      <text:p text:style-name="P62">PROCEDIMENTOS METODOLÓGICOS</text:p>
      <text:p text:style-name="P63"/>
      <text:p text:style-name="P64"><text:span text:style-name="T65">A pesquisa foi desenvolvida através de artigos e pesquisas encontradas na internet em sites de educação e também numa discussão entre os integrantes da pesquisa, com próprias experiências na área pesquisada, com informaç</text:span><text:span text:style-name="T66">ões realmente inegáveis sobre como a tecnologia está sendo usada hoje em dia, com seus benefícios e malefícios</text:span></text:p>
      <text:p text:style-name="P67"><text:span text:style-name="T68">O tipo de pesquisa usada é qualitativa.</text:span></text:p>
      <text:p text:style-name="P69"/>
      <text:p text:style-name="P70"/>
      <text:p text:style-name="P71"><text:span text:style-name="T72">RESULTADOS E DISCUSSÃO –<text:s/></text:span><text:span text:style-name="T73">Esperados</text:span></text:p>
      <text:p text:style-name="P74"/>
      <text:p text:style-name="P75"><text:span text:style-name="T76">Em essa pesquisa é esperado que possa no mínimo</text:span><text:span text:style-name="T77"><text:s/>poder gerar uma discussão se realmente os avanços estão sendo usados corretamente e se no futuro esses avanços vão beneficiar e também informar como está sendo usado os avanços tecnológicos nessas duas áreas tão importantes como a saúde e a educação e tam</text:span><text:span text:style-name="T78">bém causar uma curiosidade em pessoas que lerem ou verem essa pesquisa<text:s/></text:span><text:soft-page-break/><text:span text:style-name="T79">se realmente a tecnologia está nos ajudando nesses fatores ou estão nos dificultando, principalmente na área da educação.</text:span></text:p>
      <text:p text:style-name="P80"><text:span text:style-name="T81">Na discussão são esperados alguns resultados positivos, que re</text:span><text:span text:style-name="T82">almente a tecnologia está cada vez mais presente e trazendo mais benefícios do que malefícios a essas áreas, tornando esse avanço uma coisa positiva</text:span></text:p>
      <text:p text:style-name="P83"><text:span text:style-name="T84">Também fazer com que as pessoas que tem o costume de usar a tecnologia com muita frequência, pararem para<text:s/></text:span><text:span text:style-name="T85">pensar sobre o assunto, que ela pode trazer alguns malefícios que podem se transformar em grandes problemas se o indivíduo não tiver um cuidado.</text:span><text:span text:style-name="T86"><text:tab/>DIAS<text:s/></text:span><text:span text:style-name="T87">FIGUEIREDO</text:span></text:p>
      <text:p text:style-name="P88"/>
      <text:p text:style-name="P89"/>
      <text:p text:style-name="P90">CONSIDERAÇÕES FINAIS</text:p>
      <text:p text:style-name="P91"/>
      <text:p text:style-name="P92">As conclusões dessa pesquisa que realmente a tecnologia está cada vez mais presente nessas áreas importantes que são a educação e saúde e vai ficar mais ainda conforme o tempo passa</text:p>
      <text:p text:style-name="P93">Durante a pequisa ficou incontestável que a tecnologia não tem somente benefícios, ela tem suas falhas, principalmente porque e uma coisa que pode causa uma dependência muito forte e de maneira rápida, trazendo malefícios para saúde</text:p>
      <text:p text:style-name="P94"><text:span text:style-name="T95">Na educação a tecnologia está dando alguns passos interessantes, que anos atrás provavelmente seriam considerados impossíveis, apesar de ter um longo caminho ainda pel</text:span><text:span text:style-name="T96">a frente, nos resta esperar e ver se esse caminho vai ser seguido corretamente</text:span></text:p>
      <text:p text:style-name="P97"><text:span text:style-name="T98">Na saúde a tecnologia se tornou algo muito importante, doenças sendo curadas facilmente graças a esses avanços, realmente é algo incrível se você parar e pensar, então sim, a t</text:span><text:span text:style-name="T99">ecnologia realmente ajuda no fator saúde e muito, apesar dela trazer alguns problemas, não é nada impossível de ser resolvido</text:span></text:p>
      <text:p text:style-name="P100"><text:span text:style-name="T101">Esses avanços estão felizmente indo por um caminho que pode trazer muitos benefícios para a área de educação e saúde, trazendo ass</text:span><text:span text:style-name="T102">im um futuro quem sabe melhor, caso aproveitamos essa chance de evolução bem.</text:span></text:p>
      <text:p text:style-name="P103"/>
      <text:p text:style-name="P104"/>
      <text:p text:style-name="P105">REFERÊNCIAS</text:p>
      <text:p text:style-name="P106"><text:a xlink:href="https://oglobo.globo.com/sociedade/educacao/tecnologias-estao-mais-presentes-nas-salas-de-aula-na-america-latina-16047334" office:target-frame-name="_top" xlink:show="replace"><text:span text:style-name="T107">https://oglobo.globo.com/</text:span><text:span text:style-name="T108">sociedade/educacao/tecnologias-estao-mais-presentes-nas-salas-de-aula-na-america-latina-16047334</text:span></text:a><text:span text:style-name="T109"><text:s/></text:span><text:span text:style-name="T110">04/05/2015</text:span></text:p>
      <text:p text:style-name="P111"/>
      <text:p text:style-name="P112"><text:a xlink:href="http://blog.iclinic.com.br/o-poder-da-tecnologia-aplicada-a-saude/" office:target-frame-name="_top" xlink:show="replace"><text:span text:style-name="T113">http://blog.iclinic.com.br/o-poder-da-tecnologia-aplicada-a-saude/</text:span></text:a><text:span text:style-name="T114"><text:s/>30/07/2014</text:span></text:p>
      <text:p text:style-name="P115"/>
      <text:p text:style-name="P116"><text:a xlink:href="http://www.correiobraziliense.com.br/app/noticia/escolhaaescola/2014/10/30/interna_escolhaescola,455245/em-entrevista-especialista-diz-que-tecnologia-aproxima-aluno-e-professor.shtml" office:target-frame-name="_top" xlink:show="replace"><text:span text:style-name="T117">http://www.correiobraziliense.com.br/app/noticia/escolhaaescola/2014/10/30/interna_escolhaescola,455245/em-entrevista-especialista-diz-que-tecnologia-aproxima-aluno-e-professor.shtml</text:span></text:a><text:span text:style-name="T118"><text:s/>30/10/2014</text:span></text:p>
      <text:p text:style-name="P119"/>
      <text:p text:style-name="P120"><text:a xlink:href="http://porvir.org/prevendo-futuro-da-educacao-da-tecnologia/" office:target-frame-name="_top" xlink:show="replace"><text:span text:style-name="T121">http://porvir.org/prevendo-futuro-da-educacao-da-tecnologia/</text:span></text:a><text:span text:style-name="T122"><text:s/>02/01/2013</text:span></text:p>
      <text:p text:style-name="P123"/>
      <text:p text:style-name="P124"><text:a xlink:href="https://www.theguardian.com/teacher-network/teacher-blog/2013/jun/19/technology-future-education-cloud-social-learning" office:target-frame-name="_top" xlink:show="replace"><text:span text:style-name="T125">https:/</text:span><text:span text:style-name="T126">/www.theguardian.com/teacher-network/teacher-blog/2013/jun/19/technology-future-education-cloud-social-learning</text:span></text:a><text:span text:style-name="T127"><text:s/>19/07/2013</text:span></text:p>
      <text:p text:style-name="P128"/>
      <text:p text:style-name="P129"><text:span text:style-name="T130">DIAS FIGUEIREDO, A. O Futuro da Educação perante as Novas Tecnologias, entrevista por correio electrónico à jornalista<text:s/></text:span><text:span text:style-name="T131">Paula Banza</text:span><text:span text:style-name="T132">,<text:s/></text:span><text:span text:style-name="T133">da revista<text:s/></text:span><text:span text:style-name="T134">Forum Estudante</text:span><text:span text:style-name="T135">, Novembro, 1995.</text:span></text:p>
      <text:p text:style-name="P136"/>
      <text:p text:style-name="P137"/>
      <text:p text:style-name="P138"/>
      <text:p text:style-name="P139"/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erif" svg:font-family="Liberation Serif" style:font-family-generic="roman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icrosoft YaHei" svg:font-family="Microsoft YaHei" style:font-family-generic="swiss" style:font-pitch="variable" svg:panose-1="2 11 5 3 2 2 4 2 2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Lohit Hindi" svg:font-family="Lohit Hindi" style:font-family-generic="roman"/>
    <style:font-face style:name="Liberation Sans" svg:font-family="Liberation Sans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SimSun" style:font-name-complex="Arial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>
      <style:paragraph-properties fo:widows="2" fo:orphans="2" fo:margin-bottom="0.1715in"/>
      <style:text-properties style:font-name="Liberation Serif" style:font-name-asian="DejaVu Sans" style:font-name-complex="Arial"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Cabeçalho" style:display-name="Cabeçalho" style:family="paragraph" style:parent-style-name="Standard">
      <style:paragraph-properties fo:margin-bottom="0in" fo:line-height="100%"/>
      <style:text-properties style:font-name-complex="Times New Roman" fo:font-size="10pt" style:font-size-asian="10pt" style:font-size-complex="10pt" fo:hyphenate="false"/>
    </style:style>
    <style:style style:name="Rodapé" style:display-name="Rodapé" style:family="paragraph" style:parent-style-name="Standard">
      <style:paragraph-properties fo:margin-bottom="0in" fo:line-height="100%"/>
      <style:text-properties style:font-name-complex="Times New Roman" fo:font-size="10pt" style:font-size-asian="10pt" style:font-size-complex="10pt" fo:hyphenate="false"/>
    </style:style>
    <style:style style:name="Textodebalão" style:display-name="Texto de balão" style:family="paragraph" style:parent-style-name="Standard">
      <style:paragraph-properties fo:margin-bottom="0in" fo:line-height="100%"/>
      <style:text-properties style:font-name="Tahoma" style:font-name-asian="Tahoma" style:font-name-complex="Times New Roman" fo:font-size="8pt" style:font-size-asian="8pt" style:font-size-complex="8pt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style:font-name-complex="Times New Roman" fo:font-size="10pt" style:font-size-asian="10pt" style:font-size-complex="10pt" fo:hyphenate="false"/>
    </style:style>
    <style:style style:name="Padrão" style:display-name="Padrão" style:family="paragraph">
      <style:paragraph-properties fo:widows="2" fo:orphans="2"/>
      <style:text-properties style:font-name="Lohit Hindi" style:font-name-asian="DejaVu Sans" style:font-name-complex="Arial" fo:font-size="18pt" style:font-size-asian="18pt" fo:hyphenate="false"/>
    </style:style>
    <style:style style:name="Objetocomseta" style:display-name="Objeto com seta" style:family="paragraph" style:parent-style-name="Padrão">
      <style:text-properties style:font-name-asian="Lohit Hindi" style:font-name-complex="Lohit Hindi" fo:hyphenate="false"/>
    </style:style>
    <style:style style:name="Objetocomsombra" style:display-name="Objeto com sombra" style:family="paragraph" style:parent-style-name="Padrão">
      <style:text-properties style:font-name-asian="Lohit Hindi" style:font-name-complex="Lohit Hindi" fo:hyphenate="false"/>
    </style:style>
    <style:style style:name="Objetosempreenchimento" style:display-name="Objeto sem preenchimento" style:family="paragraph" style:parent-style-name="Padrão">
      <style:text-properties style:font-name-asian="Lohit Hindi" style:font-name-complex="Lohit Hindi" fo:hyphenate="false"/>
    </style:style>
    <style:style style:name="Objetosempreenchimentonemlinha" style:display-name="Objeto sem preenchimento nem linha" style:family="paragraph" style:parent-style-name="Padrão">
      <style:text-properties style:font-name-asian="Lohit Hindi" style:font-name-complex="Lohit Hindi" fo:hyphenate="false"/>
    </style:style>
    <style:style style:name="Corpodotextojustificado" style:display-name="Corpo do texto justificado" style:family="paragraph" style:parent-style-name="Padrão">
      <style:text-properties style:font-name-asian="Lohit Hindi" style:font-name-complex="Lohit Hindi" fo:hyphenate="false"/>
    </style:style>
    <style:style style:name="Recuodaprimeiralinha" style:display-name="Recuo da primeira linha" style:family="paragraph" style:parent-style-name="Padrão">
      <style:paragraph-properties fo:text-indent="0.2361in"/>
      <style:text-properties style:font-name-asian="Lohit Hindi" style:font-name-complex="Lohit Hindi" fo:hyphenate="false"/>
    </style:style>
    <style:style style:name="Título10" style:display-name="Título1" style:family="paragraph" style:parent-style-name="Padrão">
      <style:paragraph-properties fo:text-align="center"/>
      <style:text-properties style:font-name-asian="Lohit Hindi" style:font-name-complex="Lohit Hindi" fo:hyphenate="false"/>
    </style:style>
    <style:style style:name="Título2" style:display-name="Título2" style:family="paragraph" style:parent-style-name="Padrão">
      <style:paragraph-properties fo:text-align="center" fo:margin-top="0.0395in" fo:margin-bottom="0.0395in" fo:margin-right="0.0784in"/>
      <style:text-properties style:font-name-asian="Lohit Hindi" style:font-name-complex="Lohit Hindi" fo:hyphenate="false"/>
    </style:style>
    <style:style style:name="Linhadecota" style:display-name="Linha de cota" style:family="paragraph" style:parent-style-name="Padrão">
      <style:text-properties style:font-name-asian="Lohit Hindi" style:font-name-complex="Lohit Hindi" fo:hyphenate="false"/>
    </style:style>
    <style:style style:name="LushGreenLTGliederung1" style:display-name="LushGreen~LT~Gliederung 1" style:family="paragraph">
      <style:paragraph-properties fo:widows="2" fo:orphans="2" fo:margin-bottom="0.1472in"/>
      <style:text-properties style:font-name="Lohit Hindi" style:font-name-asian="DejaVu Sans" style:font-name-complex="Arial" fo:font-size="32pt" style:font-size-asian="32pt" fo:hyphenate="false"/>
    </style:style>
    <style:style style:name="LushGreenLTGliederung2" style:display-name="LushGreen~LT~Gliederung 2" style:family="paragraph" style:parent-style-name="LushGreenLTGliederung1">
      <style:paragraph-properties fo:margin-bottom="0.118in"/>
      <style:text-properties style:font-name-asian="Lohit Hindi" style:font-name-complex="Lohit Hindi" fo:font-size="28pt" style:font-size-asian="28pt" fo:hyphenate="false"/>
    </style:style>
    <style:style style:name="LushGreenLTGliederung3" style:display-name="LushGreen~LT~Gliederung 3" style:family="paragraph" style:parent-style-name="LushGreenLTGliederung2">
      <style:paragraph-properties fo:margin-bottom="0.0875in"/>
      <style:text-properties fo:font-size="24pt" style:font-size-asian="24pt" fo:hyphenate="false"/>
    </style:style>
    <style:style style:name="LushGreenLTGliederung4" style:display-name="LushGreen~LT~Gliederung 4" style:family="paragraph" style:parent-style-name="LushGreenLTGliederung3">
      <style:paragraph-properties fo:margin-bottom="0.0583in"/>
      <style:text-properties fo:font-size="20pt" style:font-size-asian="20pt" fo:hyphenate="false"/>
    </style:style>
    <style:style style:name="LushGreenLTGliederung5" style:display-name="LushGreen~LT~Gliederung 5" style:family="paragraph" style:parent-style-name="LushGreenLTGliederung4">
      <style:paragraph-properties fo:margin-bottom="0.0291in"/>
      <style:text-properties fo:hyphenate="false"/>
    </style:style>
    <style:style style:name="LushGreenLTGliederung6" style:display-name="LushGreen~LT~Gliederung 6" style:family="paragraph" style:parent-style-name="LushGreenLTGliederung5">
      <style:text-properties fo:hyphenate="false"/>
    </style:style>
    <style:style style:name="LushGreenLTGliederung7" style:display-name="LushGreen~LT~Gliederung 7" style:family="paragraph" style:parent-style-name="LushGreenLTGliederung6">
      <style:text-properties fo:hyphenate="false"/>
    </style:style>
    <style:style style:name="LushGreenLTGliederung8" style:display-name="LushGreen~LT~Gliederung 8" style:family="paragraph" style:parent-style-name="LushGreenLTGliederung7">
      <style:text-properties fo:hyphenate="false"/>
    </style:style>
    <style:style style:name="LushGreenLTGliederung9" style:display-name="LushGreen~LT~Gliederung 9" style:family="paragraph" style:parent-style-name="LushGreenLTGliederung8">
      <style:text-properties fo:hyphenate="false"/>
    </style:style>
    <style:style style:name="LushGreenLTTitel" style:display-name="LushGreen~LT~Titel" style:family="paragraph">
      <style:paragraph-properties fo:widows="2" fo:orphans="2" fo:text-align="center"/>
      <style:text-properties style:font-name="Lohit Hindi" style:font-name-asian="DejaVu Sans" style:font-name-complex="Arial" fo:font-size="44pt" style:font-size-asian="44pt" fo:hyphenate="false"/>
    </style:style>
    <style:style style:name="LushGreenLTUntertitel" style:display-name="LushGreen~LT~Untertitel" style:family="paragraph">
      <style:paragraph-properties fo:widows="2" fo:orphans="2" fo:text-align="center"/>
      <style:text-properties style:font-name="Lohit Hindi" style:font-name-asian="DejaVu Sans" style:font-name-complex="Arial" fo:font-size="32pt" style:font-size-asian="32pt" fo:hyphenate="false"/>
    </style:style>
    <style:style style:name="LushGreenLTNotizen" style:display-name="LushGreen~LT~Notizen" style:family="paragraph">
      <style:paragraph-properties fo:widows="2" fo:orphans="2" fo:margin-left="0.2361in">
        <style:tab-stops/>
      </style:paragraph-properties>
      <style:text-properties style:font-name="Lohit Hindi" style:font-name-asian="DejaVu Sans" style:font-name-complex="Arial" fo:font-size="20pt" style:font-size-asian="20pt" fo:hyphenate="false"/>
    </style:style>
    <style:style style:name="LushGreenLTHintergrundobjekte" style:display-name="LushGreen~LT~Hintergrundobjekte" style:family="paragraph">
      <style:paragraph-properties fo:widows="2" fo:orphans="2"/>
      <style:text-properties style:font-name="Liberation Sans" style:font-name-asian="DejaVu Sans" style:font-name-complex="Arial" fo:font-size="14pt" style:font-size-asian="14pt" fo:hyphenate="false"/>
    </style:style>
    <style:style style:name="LushGreenLTHintergrund" style:display-name="LushGreen~LT~Hintergrund" style:family="paragraph">
      <style:paragraph-properties fo:widows="2" fo:orphans="2"/>
      <style:text-properties style:font-name="Liberation Serif" style:font-name-asian="DejaVu Sans" style:font-name-complex="Arial" fo:hyphenate="false"/>
    </style:style>
    <style:style style:name="default" style:display-name="default" style:family="paragraph">
      <style:paragraph-properties fo:widows="2" fo:orphans="2"/>
      <style:text-properties style:font-name="Mangal" style:font-name-asian="DejaVu Sans" style:font-name-complex="Arial" fo:font-size="18pt" style:font-size-asian="18pt" fo:hyphenate="false"/>
    </style:style>
    <style:style style:name="gray1" style:display-name="gray1" style:family="paragraph" style:parent-style-name="default">
      <style:text-properties style:font-name-asian="Mangal" style:font-name-complex="Mangal" fo:hyphenate="false"/>
    </style:style>
    <style:style style:name="gray2" style:display-name="gray2" style:family="paragraph" style:parent-style-name="default">
      <style:text-properties style:font-name-asian="Mangal" style:font-name-complex="Mangal" fo:hyphenate="false"/>
    </style:style>
    <style:style style:name="gray3" style:display-name="gray3" style:family="paragraph" style:parent-style-name="default">
      <style:text-properties style:font-name-asian="Mangal" style:font-name-complex="Mangal" fo:hyphenate="false"/>
    </style:style>
    <style:style style:name="bw1" style:display-name="bw1" style:family="paragraph" style:parent-style-name="default">
      <style:text-properties style:font-name-asian="Mangal" style:font-name-complex="Mangal" fo:hyphenate="false"/>
    </style:style>
    <style:style style:name="bw2" style:display-name="bw2" style:family="paragraph" style:parent-style-name="default">
      <style:text-properties style:font-name-asian="Mangal" style:font-name-complex="Mangal" fo:hyphenate="false"/>
    </style:style>
    <style:style style:name="bw3" style:display-name="bw3" style:family="paragraph" style:parent-style-name="default">
      <style:text-properties style:font-name-asian="Mangal" style:font-name-complex="Mangal" fo:hyphenate="false"/>
    </style:style>
    <style:style style:name="orange1" style:display-name="orange1" style:family="paragraph" style:parent-style-name="default">
      <style:text-properties style:font-name-asian="Mangal" style:font-name-complex="Mangal" fo:hyphenate="false"/>
    </style:style>
    <style:style style:name="orange2" style:display-name="orange2" style:family="paragraph" style:parent-style-name="default">
      <style:text-properties style:font-name-asian="Mangal" style:font-name-complex="Mangal" fo:hyphenate="false"/>
    </style:style>
    <style:style style:name="orange3" style:display-name="orange3" style:family="paragraph" style:parent-style-name="default">
      <style:text-properties style:font-name-asian="Mangal" style:font-name-complex="Mangal" fo:hyphenate="false"/>
    </style:style>
    <style:style style:name="turquise1" style:display-name="turquise1" style:family="paragraph" style:parent-style-name="default">
      <style:text-properties style:font-name-asian="Mangal" style:font-name-complex="Mangal" fo:hyphenate="false"/>
    </style:style>
    <style:style style:name="turquise2" style:display-name="turquise2" style:family="paragraph" style:parent-style-name="default">
      <style:text-properties style:font-name-asian="Mangal" style:font-name-complex="Mangal" fo:hyphenate="false"/>
    </style:style>
    <style:style style:name="turquise3" style:display-name="turquise3" style:family="paragraph" style:parent-style-name="default">
      <style:text-properties style:font-name-asian="Mangal" style:font-name-complex="Mangal" fo:hyphenate="false"/>
    </style:style>
    <style:style style:name="blue1" style:display-name="blue1" style:family="paragraph" style:parent-style-name="default">
      <style:text-properties style:font-name-asian="Mangal" style:font-name-complex="Mangal" fo:hyphenate="false"/>
    </style:style>
    <style:style style:name="blue2" style:display-name="blue2" style:family="paragraph" style:parent-style-name="default">
      <style:text-properties style:font-name-asian="Mangal" style:font-name-complex="Mangal" fo:hyphenate="false"/>
    </style:style>
    <style:style style:name="blue3" style:display-name="blue3" style:family="paragraph" style:parent-style-name="default">
      <style:text-properties style:font-name-asian="Mangal" style:font-name-complex="Mangal" fo:hyphenate="false"/>
    </style:style>
    <style:style style:name="sun1" style:display-name="sun1" style:family="paragraph" style:parent-style-name="default">
      <style:text-properties style:font-name-asian="Mangal" style:font-name-complex="Mangal" fo:hyphenate="false"/>
    </style:style>
    <style:style style:name="sun2" style:display-name="sun2" style:family="paragraph" style:parent-style-name="default">
      <style:text-properties style:font-name-asian="Mangal" style:font-name-complex="Mangal" fo:hyphenate="false"/>
    </style:style>
    <style:style style:name="sun3" style:display-name="sun3" style:family="paragraph" style:parent-style-name="default">
      <style:text-properties style:font-name-asian="Mangal" style:font-name-complex="Mangal" fo:hyphenate="false"/>
    </style:style>
    <style:style style:name="earth1" style:display-name="earth1" style:family="paragraph" style:parent-style-name="default">
      <style:text-properties style:font-name-asian="Mangal" style:font-name-complex="Mangal" fo:hyphenate="false"/>
    </style:style>
    <style:style style:name="earth2" style:display-name="earth2" style:family="paragraph" style:parent-style-name="default">
      <style:text-properties style:font-name-asian="Mangal" style:font-name-complex="Mangal" fo:hyphenate="false"/>
    </style:style>
    <style:style style:name="earth3" style:display-name="earth3" style:family="paragraph" style:parent-style-name="default">
      <style:text-properties style:font-name-asian="Mangal" style:font-name-complex="Mangal" fo:hyphenate="false"/>
    </style:style>
    <style:style style:name="green1" style:display-name="green1" style:family="paragraph" style:parent-style-name="default">
      <style:text-properties style:font-name-asian="Mangal" style:font-name-complex="Mangal" fo:hyphenate="false"/>
    </style:style>
    <style:style style:name="green2" style:display-name="green2" style:family="paragraph" style:parent-style-name="default">
      <style:text-properties style:font-name-asian="Mangal" style:font-name-complex="Mangal" fo:hyphenate="false"/>
    </style:style>
    <style:style style:name="green3" style:display-name="green3" style:family="paragraph" style:parent-style-name="default">
      <style:text-properties style:font-name-asian="Mangal" style:font-name-complex="Mangal" fo:hyphenate="false"/>
    </style:style>
    <style:style style:name="seetang1" style:display-name="seetang1" style:family="paragraph" style:parent-style-name="default">
      <style:text-properties style:font-name-asian="Mangal" style:font-name-complex="Mangal" fo:hyphenate="false"/>
    </style:style>
    <style:style style:name="seetang2" style:display-name="seetang2" style:family="paragraph" style:parent-style-name="default">
      <style:text-properties style:font-name-asian="Mangal" style:font-name-complex="Mangal" fo:hyphenate="false"/>
    </style:style>
    <style:style style:name="seetang3" style:display-name="seetang3" style:family="paragraph" style:parent-style-name="default">
      <style:text-properties style:font-name-asian="Mangal" style:font-name-complex="Mangal" fo:hyphenate="false"/>
    </style:style>
    <style:style style:name="lightblue1" style:display-name="lightblue1" style:family="paragraph" style:parent-style-name="default">
      <style:text-properties style:font-name-asian="Mangal" style:font-name-complex="Mangal" fo:hyphenate="false"/>
    </style:style>
    <style:style style:name="lightblue2" style:display-name="lightblue2" style:family="paragraph" style:parent-style-name="default">
      <style:text-properties style:font-name-asian="Mangal" style:font-name-complex="Mangal" fo:hyphenate="false"/>
    </style:style>
    <style:style style:name="lightblue3" style:display-name="lightblue3" style:family="paragraph" style:parent-style-name="default">
      <style:text-properties style:font-name-asian="Mangal" style:font-name-complex="Mangal" fo:hyphenate="false"/>
    </style:style>
    <style:style style:name="yellow1" style:display-name="yellow1" style:family="paragraph" style:parent-style-name="default">
      <style:text-properties style:font-name-asian="Mangal" style:font-name-complex="Mangal" fo:hyphenate="false"/>
    </style:style>
    <style:style style:name="yellow2" style:display-name="yellow2" style:family="paragraph" style:parent-style-name="default">
      <style:text-properties style:font-name-asian="Mangal" style:font-name-complex="Mangal" fo:hyphenate="false"/>
    </style:style>
    <style:style style:name="yellow3" style:display-name="yellow3" style:family="paragraph" style:parent-style-name="default">
      <style:text-properties style:font-name-asian="Mangal" style:font-name-complex="Mangal" fo:hyphenate="false"/>
    </style:style>
    <style:style style:name="Objetosdoplanodefundo" style:display-name="Objetos do plano de fundo" style:family="paragraph">
      <style:paragraph-properties fo:widows="2" fo:orphans="2"/>
      <style:text-properties style:font-name="Liberation Sans" style:font-name-asian="DejaVu Sans" style:font-name-complex="Arial" fo:font-size="14pt" style:font-size-asian="14pt" fo:hyphenate="false"/>
    </style:style>
    <style:style style:name="Planodefundo" style:display-name="Plano de fundo" style:family="paragraph">
      <style:paragraph-properties fo:widows="2" fo:orphans="2"/>
      <style:text-properties style:font-name="Liberation Serif" style:font-name-asian="DejaVu Sans" style:font-name-complex="Arial" fo:hyphenate="false"/>
    </style:style>
    <style:style style:name="Notas" style:display-name="Notas" style:family="paragraph">
      <style:paragraph-properties fo:widows="2" fo:orphans="2" fo:margin-left="0.2361in">
        <style:tab-stops/>
      </style:paragraph-properties>
      <style:text-properties style:font-name="Lohit Hindi" style:font-name-asian="DejaVu Sans" style:font-name-complex="Arial" fo:font-size="20pt" style:font-size-asian="20pt" fo:hyphenate="false"/>
    </style:style>
    <style:style style:name="Estruturadetópicos1" style:display-name="Estrutura de tópicos 1" style:family="paragraph">
      <style:paragraph-properties fo:widows="2" fo:orphans="2" fo:margin-bottom="0.1472in"/>
      <style:text-properties style:font-name="Lohit Hindi" style:font-name-asian="DejaVu Sans" style:font-name-complex="Arial" fo:font-size="32pt" style:font-size-asian="32pt" fo:hyphenate="false"/>
    </style:style>
    <style:style style:name="Estruturadetópicos2" style:display-name="Estrutura de tópicos 2" style:family="paragraph" style:parent-style-name="Estruturadetópicos1">
      <style:paragraph-properties fo:margin-bottom="0.118in"/>
      <style:text-properties style:font-name-asian="Lohit Hindi" style:font-name-complex="Lohit Hindi" fo:font-size="28pt" style:font-size-asian="28pt" fo:hyphenate="false"/>
    </style:style>
    <style:style style:name="Estruturadetópicos3" style:display-name="Estrutura de tópicos 3" style:family="paragraph" style:parent-style-name="Estruturadetópicos2">
      <style:paragraph-properties fo:margin-bottom="0.0875in"/>
      <style:text-properties fo:font-size="24pt" style:font-size-asian="24pt" fo:hyphenate="false"/>
    </style:style>
    <style:style style:name="Estruturadetópicos4" style:display-name="Estrutura de tópicos 4" style:family="paragraph" style:parent-style-name="Estruturadetópicos3">
      <style:paragraph-properties fo:margin-bottom="0.0583in"/>
      <style:text-properties fo:font-size="20pt" style:font-size-asian="20pt" fo:hyphenate="false"/>
    </style:style>
    <style:style style:name="Estruturadetópicos5" style:display-name="Estrutura de tópicos 5" style:family="paragraph" style:parent-style-name="Estruturadetópicos4">
      <style:paragraph-properties fo:margin-bottom="0.0291in"/>
      <style:text-properties fo:hyphenate="false"/>
    </style:style>
    <style:style style:name="Estruturadetópicos6" style:display-name="Estrutura de tópicos 6" style:family="paragraph" style:parent-style-name="Estruturadetópicos5">
      <style:text-properties fo:hyphenate="false"/>
    </style:style>
    <style:style style:name="Estruturadetópicos7" style:display-name="Estrutura de tópicos 7" style:family="paragraph" style:parent-style-name="Estruturadetópicos6">
      <style:text-properties fo:hyphenate="false"/>
    </style:style>
    <style:style style:name="Estruturadetópicos8" style:display-name="Estrutura de tópicos 8" style:family="paragraph" style:parent-style-name="Estruturadetópicos7">
      <style:text-properties fo:hyphenate="false"/>
    </style:style>
    <style:style style:name="Estruturadetópicos9" style:display-name="Estrutura de tópicos 9" style:family="paragraph" style:parent-style-name="Estruturadetópicos8">
      <style:text-properties fo:hyphenate="false"/>
    </style:style>
    <style:style style:name="Objetosinrellenonilínea" style:display-name="Objeto sin relleno ni línea" style:family="paragraph" style:parent-style-name="Padrão">
      <style:text-properties style:font-name-asian="Lohit Hindi" style:font-name-complex="Lohit Hindi" fo:hyphenate="false"/>
    </style:style>
    <style:style style:name="LinkdaInternet" style:display-name="Link da Internet" style:family="paragraph">
      <style:paragraph-properties fo:widows="2" fo:orphans="2"/>
      <style:text-properties style:font-name="Liberation Serif" style:font-name-asian="DejaVu Sans" style:font-name-complex="Arial" style:text-underline-type="single" style:text-underline-style="solid" style:text-underline-width="auto" style:text-underline-mode="continuous" fo:hyphenate="false"/>
    </style:style>
    <style:style style:name="E" style:display-name="??????" style:family="paragraph">
      <style:paragraph-properties fo:widows="2" fo:orphans="2"/>
      <style:text-properties style:font-name="Liberation Serif" style:font-name-asian="DejaVu Sans" style:font-name-complex="Arial" fo:hyphenate="false"/>
    </style:style>
    <style:style style:name="AbstractGreenLTGliederung1" style:display-name="AbstractGreen~LT~Gliederung 1" style:family="paragraph">
      <style:paragraph-properties fo:widows="2" fo:orphans="2" fo:margin-bottom="0.1597in"/>
      <style:text-properties style:font-name="Lohit Hindi" style:font-name-asian="DejaVu Sans" style:font-name-complex="Arial" fo:font-size="32pt" style:font-size-asian="32pt" fo:hyphenate="false"/>
    </style:style>
    <style:style style:name="AbstractGreenLTGliederung2" style:display-name="AbstractGreen~LT~Gliederung 2" style:family="paragraph" style:parent-style-name="AbstractGreenLTGliederung1">
      <style:paragraph-properties fo:margin-bottom="0.1277in"/>
      <style:text-properties style:font-name-asian="Lohit Hindi" style:font-name-complex="Lohit Hindi" fo:font-size="28pt" style:font-size-asian="28pt" fo:hyphenate="false"/>
    </style:style>
    <style:style style:name="AbstractGreenLTGliederung3" style:display-name="AbstractGreen~LT~Gliederung 3" style:family="paragraph" style:parent-style-name="AbstractGreenLTGliederung2">
      <style:paragraph-properties fo:margin-bottom="0.0958in"/>
      <style:text-properties fo:font-size="24pt" style:font-size-asian="24pt" fo:hyphenate="false"/>
    </style:style>
    <style:style style:name="AbstractGreenLTGliederung4" style:display-name="AbstractGreen~LT~Gliederung 4" style:family="paragraph" style:parent-style-name="AbstractGreenLTGliederung3">
      <style:paragraph-properties fo:margin-bottom="0.0638in"/>
      <style:text-properties fo:font-size="20pt" style:font-size-asian="20pt" fo:hyphenate="false"/>
    </style:style>
    <style:style style:name="AbstractGreenLTGliederung5" style:display-name="AbstractGreen~LT~Gliederung 5" style:family="paragraph" style:parent-style-name="AbstractGreenLTGliederung4">
      <style:paragraph-properties fo:margin-bottom="0.0319in"/>
      <style:text-properties fo:hyphenate="false"/>
    </style:style>
    <style:style style:name="AbstractGreenLTGliederung6" style:display-name="AbstractGreen~LT~Gliederung 6" style:family="paragraph" style:parent-style-name="AbstractGreenLTGliederung5">
      <style:text-properties fo:hyphenate="false"/>
    </style:style>
    <style:style style:name="AbstractGreenLTGliederung7" style:display-name="AbstractGreen~LT~Gliederung 7" style:family="paragraph" style:parent-style-name="AbstractGreenLTGliederung6">
      <style:text-properties fo:hyphenate="false"/>
    </style:style>
    <style:style style:name="AbstractGreenLTGliederung8" style:display-name="AbstractGreen~LT~Gliederung 8" style:family="paragraph" style:parent-style-name="AbstractGreenLTGliederung7">
      <style:text-properties fo:hyphenate="false"/>
    </style:style>
    <style:style style:name="AbstractGreenLTGliederung9" style:display-name="AbstractGreen~LT~Gliederung 9" style:family="paragraph" style:parent-style-name="AbstractGreenLTGliederung8">
      <style:text-properties fo:hyphenate="false"/>
    </style:style>
    <style:style style:name="AbstractGreenLTTitel" style:display-name="AbstractGreen~LT~Titel" style:family="paragraph">
      <style:paragraph-properties fo:widows="2" fo:orphans="2" fo:text-align="center"/>
      <style:text-properties style:font-name="Lohit Hindi" style:font-name-asian="DejaVu Sans" style:font-name-complex="Arial" fo:font-size="44pt" style:font-size-asian="44pt" fo:hyphenate="false"/>
    </style:style>
    <style:style style:name="AbstractGreenLTUntertitel" style:display-name="AbstractGreen~LT~Untertitel" style:family="paragraph">
      <style:paragraph-properties fo:widows="2" fo:orphans="2" fo:text-align="center"/>
      <style:text-properties style:font-name="Lohit Hindi" style:font-name-asian="DejaVu Sans" style:font-name-complex="Arial" fo:font-size="32pt" style:font-size-asian="32pt" fo:hyphenate="false"/>
    </style:style>
    <style:style style:name="AbstractGreenLTNotizen" style:display-name="AbstractGreen~LT~Notizen" style:family="paragraph">
      <style:paragraph-properties fo:widows="2" fo:orphans="2" fo:margin-left="0.2361in">
        <style:tab-stops/>
      </style:paragraph-properties>
      <style:text-properties style:font-name="Lohit Hindi" style:font-name-asian="DejaVu Sans" style:font-name-complex="Arial" fo:font-size="29pt" style:font-size-asian="29pt" fo:hyphenate="false"/>
    </style:style>
    <style:style style:name="AbstractGreenLTHintergrundobjekte" style:display-name="AbstractGreen~LT~Hintergrundobjekte" style:family="paragraph">
      <style:paragraph-properties fo:widows="2" fo:orphans="2"/>
      <style:text-properties style:font-name="Liberation Serif" style:font-name-asian="DejaVu Sans" style:font-name-complex="Arial" fo:hyphenate="false"/>
    </style:style>
    <style:style style:name="AbstractGreenLTHintergrund" style:display-name="AbstractGreen~LT~Hintergrund" style:family="paragraph">
      <style:paragraph-properties fo:widows="2" fo:orphans="2"/>
      <style:text-properties style:font-name="Liberation Serif" style:font-name-asian="DejaVu Sans" style:font-name-complex="Arial" fo:hyphenate="false"/>
    </style:style>
    <style:style style:name="WW8Num1z0" style:display-name="WW8Num1z0" style:family="text">
      <style:text-properties style:font-name="Arial" style:font-name-asian="Arial" style:font-name-complex="Arial" fo:font-weight="normal" style:font-weight-asian="normal" fo:color="#000000" fo:font-size="12pt" style:font-size-asian="12pt" style:font-size-complex="12pt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CabeçalhoChar" style:display-name="Cabeçalho Char" style:family="text">
      <style:text-properties style:font-name="Calibri" style:font-name-asian="Calibri" style:font-name-complex="Calibri" style:language-asian="zh" style:country-asian="CN"/>
    </style:style>
    <style:style style:name="RodapéChar" style:display-name="Rodapé Char" style:family="text">
      <style:text-properties style:font-name="Calibri" style:font-name-asian="Calibri" style:font-name-complex="Calibri" style:language-asian="zh" style:country-asian="CN"/>
    </style:style>
    <style:style style:name="TextodebalãoChar" style:display-name="Texto de balão Char" style:family="text">
      <style:text-properties style:font-name="Tahoma" style:font-name-asian="Calibri" style:font-name-complex="Tahoma" fo:font-size="8pt" style:font-size-asian="8pt" style:font-size-complex="8pt" style:language-asian="zh" style:country-asian="CN"/>
    </style:style>
    <style:style style:name="TextodenotaderodapéChar" style:display-name="Texto de nota de rodapé Char" style:family="text">
      <style:text-properties style:font-name="Calibri" style:font-name-asian="Calibri" style:font-name-complex="Calibri" fo:font-size="10pt" style:font-size-asian="10pt" style:font-size-complex="10pt" style:language-asian="zh" style:country-asian="CN"/>
    </style:style>
    <style:style style:name="FootnoteSymbol" style:display-name="Footnote Symbol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style:font-name-complex="Arial" fo:font-weight="normal" style:font-weight-asian="normal" fo:color="#000000" fo:font-size="12pt" style:font-size-asian="12pt" style:font-size-complex="12pt"/>
    </style:style>
    <text:list-style style:name="WW8Num1" style:display-name="WW8Num1">
      <text:list-level-style-number text:level="1" text:style-name="WW_CharLFO1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Ref.denotaderodapé" style:display-name="Ref. de nota de rodapé" style:family="text" style:parent-style-name="Fonteparág.padrão">
      <style:text-properties style:text-position="super 66.6%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center"/>
    </style:style>
    <style:style style:name="T3" style:parent-style-name="Fonteparág.padrão" style:family="text">
      <style:text-properties style:language-asian="pt" style:country-asian="B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1" text:anchor-type="as-char" svg:x="0in" svg:y="0in" svg:width="5.46929in" svg:height="1.01732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ir da Conceicao</meta:initial-creator>
    <dc:creator>.Naara .</dc:creator>
    <meta:creation-date>2017-08-10T16:55:00Z</meta:creation-date>
    <dc:date>2017-08-10T16:55:00Z</dc:date>
    <meta:template xlink:href="Normal" xlink:type="simple"/>
    <meta:editing-cycles>2</meta:editing-cycles>
    <meta:editing-duration>PT0S</meta:editing-duration>
    <meta:document-statistic meta:page-count="4" meta:paragraph-count="14" meta:word-count="1148" meta:character-count="7336" meta:row-count="51" meta:non-whitespace-character-count="6202"/>
  </office:meta>
</office:document-meta>
</file>